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C9000000FAB3D4B9856C7A91F9.png" manifest:media-type="image/png"/>
  <manifest:file-entry manifest:full-path="Pictures/100000000000017A00000085F5F4CF163712A2BA.png" manifest:media-type="image/png"/>
  <manifest:file-entry manifest:full-path="Pictures/10000201000001F2000000A872D197A48406E695.png" manifest:media-type="image/png"/>
  <manifest:file-entry manifest:full-path="Pictures/10000000000001650000008D919A84D97CC396EC.png" manifest:media-type="image/png"/>
  <manifest:file-entry manifest:full-path="Pictures/10000000000000B400000091C8281FA31551CABB.png" manifest:media-type="image/png"/>
  <manifest:file-entry manifest:full-path="Pictures/1000020100000107000000E38E281217C148FA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ponsors</text:p>
          </draw:text-box>
        </draw:frame>
        <draw:frame draw:style-name="gr1" draw:text-style-name="P1" draw:layer="layout" svg:width="4.762cm" svg:height="3.835cm" svg:x="2.238cm" svg:y="10.2cm">
          <draw:image xlink:href="Pictures/10000000000000B400000091C8281FA31551CABB.png" xlink:type="simple" xlink:show="embed" xlink:actuate="onLoad">
            <text:p/>
          </draw:image>
        </draw:frame>
        <draw:frame draw:style-name="gr1" draw:text-style-name="P1" draw:layer="layout" svg:width="5.816cm" svg:height="5.019cm" svg:x="9.4cm" svg:y="9.581cm">
          <draw:image xlink:href="Pictures/1000020100000107000000E38E281217C148FAEF.png" xlink:type="simple" xlink:show="embed" xlink:actuate="onLoad">
            <text:p/>
          </draw:image>
        </draw:frame>
        <draw:frame draw:style-name="gr1" draw:text-style-name="P1" draw:layer="layout" svg:width="8.121cm" svg:height="2.738cm" svg:x="17.4cm" svg:y="10.462cm">
          <draw:image xlink:href="Pictures/10000201000001F2000000A872D197A48406E695.png" xlink:type="simple" xlink:show="embed" xlink:actuate="onLoad">
            <text:p/>
          </draw:image>
        </draw:frame>
        <draw:frame draw:style-name="gr1" draw:text-style-name="P1" draw:layer="layout" svg:width="10cm" svg:height="3.518cm" svg:x="9.4cm" svg:y="15.882cm">
          <draw:image xlink:href="Pictures/100000000000017A00000085F5F4CF163712A2BA.png" xlink:type="simple" xlink:show="embed" xlink:actuate="onLoad">
            <text:p/>
          </draw:image>
        </draw:frame>
        <draw:frame draw:style-name="gr1" draw:text-style-name="P1" draw:layer="layout" svg:width="5.317cm" svg:height="6.614cm" svg:x="3.283cm" svg:y="2cm">
          <draw:image xlink:href="Pictures/10000000000000C9000000FAB3D4B9856C7A91F9.png" xlink:type="simple" xlink:show="embed" xlink:actuate="onLoad">
            <text:p/>
          </draw:image>
        </draw:frame>
        <draw:frame draw:style-name="gr1" draw:text-style-name="P1" draw:layer="layout" svg:width="9.445cm" svg:height="3.73cm" svg:x="17.8cm" svg:y="3.6cm">
          <draw:image xlink:href="Pictures/10000000000001650000008D919A84D97CC396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ido Hollander</meta:initial-creator>
    <meta:creation-date>2018-04-18T13:18:00.400468928</meta:creation-date>
    <dc:date>2018-04-18T13:21:07.707324676</dc:date>
    <dc:creator>Wido Hollander</dc:creator>
    <meta:editing-duration>PT3M9S</meta:editing-duration>
    <meta:editing-cycles>1</meta:editing-cycles>
    <meta:document-statistic meta:object-count="30"/>
    <meta:generator>LibreOffice/5.4.6.2$Linux_X86_64 LibreOffice_project/40m0$Build-2</meta:generator>
  </office:meta>
</office:document-meta>
</file>